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E0000020598058C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end="Arrowheads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0pt" style:font-size-asian="10pt" style:font-size-complex="10pt"/>
    </style:style>
    <style:style style:name="T1" style:family="text">
      <style:text-properties fo:color="#ff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396cm" svg:x="1cm" svg:y="8.771cm">
          <draw:image xlink:href="Pictures/10000201000003CE0000020598058C30.png" xlink:type="simple" xlink:show="embed" xlink:actuate="onLoad">
            <text:p/>
          </draw:image>
        </draw:frame>
        <draw:line draw:style-name="gr2" draw:text-style-name="P1" draw:layer="layout" svg:x1="3.54cm" svg:y1="10.09cm" svg:x2="3.54cm" svg:y2="11.055cm">
          <text:p/>
        </draw:line>
        <draw:frame draw:style-name="gr3" draw:text-style-name="P2" draw:layer="layout" svg:width="1.615cm" svg:height="0.64cm" svg:x="2.895cm" svg:y="9.555cm">
          <draw:text-box>
            <text:p><text:span text:style-name="T1">Search</text:span></text:p>
          </draw:text-box>
        </draw:frame>
        <draw:line draw:style-name="gr2" draw:text-style-name="P1" draw:layer="layout" svg:x1="8.42cm" svg:y1="9.99cm" svg:x2="9.055cm" svg:y2="10.625cm">
          <text:p/>
        </draw:line>
        <draw:frame draw:style-name="gr3" draw:text-style-name="P2" draw:layer="layout" svg:width="1.145cm" svg:height="0.64cm" svg:x="7.751cm" svg:y="9.454cm">
          <draw:text-box>
            <text:p><text:span text:style-name="T1">Sort</text:span></text:p>
          </draw:text-box>
        </draw:frame>
        <draw:line draw:style-name="gr2" draw:text-style-name="P1" draw:layer="layout" svg:x1="2.27cm" svg:y1="19.65cm" svg:x2="2.27cm" svg:y2="18.38cm">
          <text:p/>
        </draw:line>
        <draw:line draw:style-name="gr2" draw:text-style-name="P1" draw:layer="layout" svg:x1="6.08cm" svg:y1="19.65cm" svg:x2="6.08cm" svg:y2="18.38cm">
          <text:p/>
        </draw:line>
        <draw:frame draw:style-name="gr3" draw:text-style-name="P2" draw:layer="layout" svg:width="2.407cm" svg:height="1.029cm" svg:x="1.255cm" svg:y="19.574cm">
          <draw:text-box>
            <text:p><text:span text:style-name="T1">Open in</text:span></text:p>
            <text:p><text:span text:style-name="T1">ModelSEED</text:span></text:p>
          </draw:text-box>
        </draw:frame>
        <draw:frame draw:style-name="gr3" draw:text-style-name="P2" draw:layer="layout" svg:width="3.626cm" svg:height="1.029cm" svg:x="4.61cm" svg:y="19.556cm">
          <draw:text-box>
            <text:p><text:span text:style-name="T1">Open organism</text:span></text:p>
            <text:p><text:span text:style-name="T1">page in SeedView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6-07T13:45:13.17</dc:date>
    <dc:creator>Paul Frybarger</dc:creator>
    <meta:document-statistic meta:object-count="9"/>
    <meta:generator>OpenOffice.org/3.2$Win32 OpenOffice.org_project/320m12$Build-9483</meta:generator>
  </office:meta>
</office:document-meta>
</file>